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text:soft-page-break/>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ën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ën;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text:span text:style-name="T1"/>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ën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text:span text:style-name="T1"/>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identificer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ën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ën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text:span text:style-name="T4"/>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ën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Source: JRC own elaboration.</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ën. In DigComp 3.0 wordt AI gepresenteerd als één digitale technologie te midden van een reeks digitale technologieën,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ën dan AI of die inherent 'menselijk' zijn en eigenschappen vereisen zoals keuze, voorkeuren of situationeel oordeel.</text:p>
        <text:p text:style-name="Standard">De AI-labeling van competentiebeschrijv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4">Het gebruik van AI-systemen als een van de verschillende beschikbare digitale technologieën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text:line-break/>vergadering vereist en als het onderwerp van de vergadering gevoelig is, moeten privacyoverwegingen in acht worden genomen.</text:p>
          </text:list-item>
        </text:list>
        <text:p text:style-name="Standard">Bron: Eigen bewerking door JRC.</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Bron: Eigen bewerking door JRC.</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Acronyms.docx invoegen]</text:p>
      <text:p text:style-name="Standard"/>
      <text:h text:style-name="P86" text:outline-level="1">WOORDENLIJST VAN TERMEN EN DEFINITIE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 loext:marker-style-name="T82"><text:bookmark text:name="Table_A1._A_comparison_of_the_components"/><text:span text:style-name="T59">Tabel</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d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en</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Bron: Eigen bewerking door JRC.</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el</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Verwijderingen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Bron: Eigen bewerking door JRC.</text:p>
      <text:section text:style-name="Sect1" text:name="Sectie4">
        <text:p text:style-name="P115" loext:marker-style-name="T9"/>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een gemiddeld niveau identificeren en voeren individuen zelfstandig <draw:custom-shape text:anchor-type="char" draw:z-index="77" draw:name="Group 1118" draw:style-name="gr4" draw:text-style-name="P21" svg:width="0.036cm" svg:height="0.036cm" svg:x="5.318cm" svg:y="0.737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uidelijk omschreven taken uit en lossen ze duidelijk omschreven problemen op.</text:p>
            </table:table-cell>
            <table:table-cell table:style-name="Tabel7.A1" office:value-type="string">
              <text:p text:style-name="P24">Aan de onderkant van het gemiddelde niveau tonen individuen enige autonomie om duidelijk omschreven taken te identificeren en uit te voeren en duidelijk </text:p>
            </table:table-cell>
            <table:table-cell table:style-name="Tabel7.A1" table:number-rows-spanned="2" office:value-type="string">
              <text:p text:style-name="P24"/>
              <text:p text:style-name="P24"/>
              <text:p text:style-name="P24">Om persoonlijke, leer- en/of <text:soft-page-break/>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duidelijk omschreven taken uit en lossen ze duidelijk 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vorderd niveau beoordelen en passen personen zelfstandig oplossingen toe op een verscheidenheid aan complexe taken en passen ze zich aan diverse contexten aan om taken adequaat te evalueren en uit te voeren, waarbij ze anderen passend begeleiden, indien nodig.</text:p>
            </table:table-cell>
            <table:table-cell table:style-name="Tabel7.A1" office:value-type="string">
              <text:p text:style-name="P24">Aan de onderkant van het gevorderde niveau beoordelen en passen individuen oplossingen toe voor verschillende duidelijk omschreven taken en houden ze zich bezig met sommige complexe taken. Ze identificeren situaties waarin benaderingen moeten worden aangepast, en begeleiden anderen bij duidelijk 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Op het hoogste niveau van 'Zeer Gevorderd' geven individuen leiding aan en begeleiden ze anderen bij het ontwikkelen van oplossingen voor zeer complexe of gespecialiseerde problemen.</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Voorbeelden</text:span><text:span text:style-name="T62"> </text:span><text:span text:style-name="T2">van</text:span><text:span text:style-name="T61"> </text:span><text:span text:style-name="T2">leer-</text:span><text:span text:style-name="T61"> </text:span><text:span text:style-name="T2">resultaat-</text:span><text:span text:style-name="T61"> </text:span><text:span text:style-name="T62">beschrijv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inhoud</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Richt de aandacht van het individu op een manier die zelfverzekerd, kritisch en verantwoord gebruik van digitale technologieën mogelijk maakt.</text:p>
            </table:table-cell>
            <table:table-cell table:style-name="Tabel8.A1" office:value-type="string">
              <text:p text:style-name="P24">3.2 Integreren en herformuleren van digitale inhoud</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Bron: Eigen bewerking door JRC.</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el</text:span><text:span text:style-name="T95"> </text:span><text:span text:style-name="T59">A5:</text:span><text:span text:style-name="T97"> </text:span><text:span text:style-name="T2">Voorbeelden</text:span><text:span text:style-name="T89"> </text:span><text:span text:style-name="T2">van</text:span><text:span text:style-name="T89"> </text:span><text:span text:style-name="T2">werkwoorden</text:span><text:span text:style-name="T89"> </text:span><text:span text:style-name="T2">gebruikt</text:span><text:span text:style-name="T89"> </text:span><text:span text:style-name="T2">voor</text:span><text:span text:style-name="T89"> </text:span><text:span text:style-name="T2">leer</text:span><text:span text:style-name="T89"> </text:span><text:span text:style-name="T2">resultaten</text:span><text:span text:style-name="T89"> </text:span><text:span text:style-name="T2">beschrijving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duidelijk 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Bron: Eigen bewerking door JRC.</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e leerdoelen van DigComp 3.0 zijn elk gekoppeld aan een vaardigheidsniveau (Basis, Gemiddeld, Gevorderd, Zeer Gevorderd) en zijn gegroepeerd op competentie en of ze betrekking hebben op kennis, vaardigheid of houding. Ze zijn elk gelabeld als AI-expliciet, AI-impliciet of noch AI-expliciet noch AI-impliciet, wat slechts als algemene richtlijn dient. Zie paragraaf 2.6 voor meer informatie over de interpretatie van de AI-labels.</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Standard">De nummering van de competentiebeschrijvingen (Sectie 3) en de leerresultaten (in deze bijlage) komt niet overeen, aangezien er meer leerresultaten zijn dan competentiebeschrijvingen. Bijvoorbeeld, de inhoud van CS1.1.08 komt niet overeen met LO1.1.08.</text:p>
        <text:p text:style-name="Standard">Bron: Eigen bewerking door JRC.</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te</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van</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2024c)</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van</text:span><text:span text:style-name="T107"> </text:span><text:span text:style-name="T104">Test</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text:span><text:span text:style-name="T61"> </text:span><text:span text:style-name="T2">practices</text:span><text:span text:style-name="T61"> </text:span><text:span text:style-name="T2">voor</text:span><text:span text:style-name="T61"> </text:span><text:span text:style-name="T109">he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Bron: Eigen bewerking door JRC.</text:p>
      <text:h text:style-name="P138" text:outline-level="2">A2.3 LEERRESULTATEN</text:h>
      <text:p text:style-name="P139"><text:span text:style-name="T96">Leer</text:span><text:span text:style-name="T112"> </text:span><text:span text:style-name="T96">uitkomsten</text:span><text:span text:style-name="T113"> </text:span><text:span text:style-name="T96">zijn</text:span><text:span text:style-name="T112"> </text:span><text:span text:style-name="T96">ook</text:span><text:span text:style-name="T113"> </text:span><text:span text:style-name="T96">beschikbaar</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als</text:span><text:span text:style-name="T113"> </text:span><text:span text:style-name="T96">een</text:span><text:span text:style-name="T112"> </text:span><text:span text:style-name="T96">gelinkte</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p</text:span><text:span text:style-name="T113"> </text:span><text:span text:style-name="T96">de</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el mensen hebben in elke fase bijgedragen aan het werk en staan vermeld in de dankbetuigingen.</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identificer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De inhoud van de inzendingen die als 'redelijk relevant' en 'enigszins relevant' waren beoordeeld, werd vervolgens vergeleken met de dataset met leerdoelen. Wanneer een belangrijk concept of een belangrijke vaardigheid niet in de dataset met leerdoelen was opgenomen, maar wel relevant was om te vermelden, werd een leerdoel geformuleerd. Dit resulteerde in de toevoeging van 43 leerdoelverklaringen aan de dataset, die op dat moment bestond uit 2.917 leerdoelverklaringen, ingedeeld naar competentiegebied, competentie en vaardigheidsniveau.</text:p>
        <text:p text:style-name="P73"/>
        <text:p text:style-name="P148">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text:span text:style-name="T38"/>opgesteld en enkele initiële voorstellen voor DigComp 3.0-prioriteiten.</text:p>
      </text:section>
      <text:p text:style-name="P155" loext:marker-style-name="T2"/>
      <text:p text:style-name="Standard" loext:marker-style-name="T82"><text:bookmark text:name="Table_A6._Illustrative_examples_of_sourc"/><text:span text:style-name="T59">Tabel</text:span><text:span text:style-name="T83"> </text:span><text:span text:style-name="T59">A6.</text:span><text:span text:style-name="T60"> </text:span><text:span text:style-name="T2">Illustratieve</text:span><text:span text:style-name="T61"> </text:span><text:span text:style-name="T2">voorbeelden van</text:span><text:span text:style-name="T61"> </text:span><text:span text:style-name="T2">bronnen</text:span><text:span text:style-name="T61"> </text:span><text:span text:style-name="T2">geraadpleegd tijdens</text:span><text:span text:style-name="T61"> </text:span><text:span text:style-name="T2">de</text:span><text:span text:style-name="T61"> </text:span><text:span text:style-name="T2">ontwikkeling van</text:span><text:span text:style-name="T61"> </text:span><text:span text:style-name="T2">DigComp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e Oostenrijkse bewerking, DigComp 2.3 AT – Gebied 0 (Grondbegin</text:span><text:span text:style-name="T122">selen, Toegang en Digitaal Begrip) – diende als leidraad voor de behandeling van basis digitale vaardigheden in DigComp 3.0.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 (2019)</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als leidraad voor de inhoud van competenties 1.2, 2.5, 2.6, 4.2 en 4.3.</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text:span><text:span text:style-name="T121">(2022)</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text:span><text:span text:style-name="T122">media-geletterdheid – 15 artikelen opgenomen – Tabel A1 in het artikel vermeldt de geïdentificeerde concepten en competenties – die zijn opgenomen in de gap-analyse, met name voor 1.2, 2.1, 2.2, 2.6 en 4.2.</text:span></text:p>
          </table:table-cell>
        </table:table-row>
        <table:table-row table:style-name="Tabel10.3">
          <table:table-cell table:style-name="Tabel10.A2" office:value-type="string">
            <text:p text:style-name="P156" loext:marker-style-name="T121"><text:span text:style-name="T122">CILIP Informatievaardigheidsgroep (2021)</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Het raamwerk van de Media and Information Literacy Alliance (MILA) is gebaseerd op vijf levenslange doelen (geïnformeerd, zelfredzaam, gezond, sociaal bewust en verbonden zijn). Begeleide behandeling van 1.2, 2.1, 2.2, 2.6 en 4.2.</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het ontwikkelen van vaardigheden om digitale technologie te gebruiken voor leven en leren. Het HERMMES-curriculum helpt kinderen en jongeren om digitaal weerbaar en mediabewust te worden. Het curriculum voor 12-15-jarigen en 15-18-jarigen is gebruikt in DigComp 3.0. Gap-analyse, met name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Overzichtsstudie van 24 onderzoeken naar de impact van socialemediagebruik op de geestelijke gezondheid en het welzijn van adolescenten. De analyse bevestigt de noodzaak van een alomvattende beschouwing van de relatie tussen socialemediagebruik en de gevolgen voor de geestelijke gezondheid en het welzijn. Dit houdt in dat individuele demografische en psychosociale kenmerken, individuele gebruikspatronen (tijd besteed, gebruiksduur, motivatie tot gebruik) en de inhoud en het ontwerp van het platform allemaal relevant zijn bij het bestuderen van de relatie tussen socialemediagebruik en de gevolgen voor de geestelijke gezondheid en het welzijn. Begeleide behandeling van competentie 4.3.</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gebaseerd op 43 artikelen. Overmatige schermtijd werd geassocieerd met een verhoogd risico op obesitas en andere cardiometabole risicofactoren, mentale gezondheidsproblemen, ongezonde voedingsgewoonten en eetstoornissen, en problemen in de ontwikkeling en de ouder-kindrelatie. Slaap, lichamelijke activiteit, gezichtsvermogen, hoofdpijn en de musook het bewegingsapparaat werd negatief beïnvloed. De effecten variëren echter afhankelijk van het type medium en de manier waarop deze media werden gebruikt. Begelei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text:soft-page-break/>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identificeren van de laatste stappen die nodig waren voor de publicatie.</text:p>
      <text:p text:style-name="Standard"/>
      <text:p text:style-name="Standard">DOELSTELLINGEN, FORMAT EN DEELNEMERS</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text:span text:style-name="T20"/>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text:span><text:span text:style-name="T91"> </text:span><text:span text:style-name="T2">Europese</text:span><text:span text:style-name="T91"> </text:span><text:span text:style-name="T2">Unie</text:span><text:span text:style-name="T91"> </text:span><text:span text:style-name="T2">zijn</text:span><text:span text:style-name="T91"> </text:span><text:span text:style-name="T2">er</text:span><text:span text:style-name="T91"> </text:span><text:span text:style-name="T2">honderden</text:span><text:span text:style-name="T91"> </text:span><text:span text:style-name="T2">van</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Je</text:span><text:span text:style-name="T91"> </text:span><text:span text:style-name="T2">kunt</text:span><text:span text:style-name="T91"> </text:span><text:span text:style-name="T2">ze vinden</text:span><text:span text:style-name="T91"> </text:span><text:span text:style-name="T2">de</text:span><text:span text:style-name="T91"> </text:span><text:span text:style-name="T2">adressen</text:span><text:span text:style-name="T91"> </text:span><text:span text:style-name="T2">van</text:span><text:span text:style-name="T91"> </text:span><text:span text:style-name="T2">de</text:span><text:span text:style-name="T91"> </text:span><text:span text:style-name="T2">centra</text:span><text:span text:style-name="T91"> </text:span><text:span text:style-name="T2">het dichtst</text:span><text:span text:style-name="T91"> </text:span><text:span text:style-name="T2">bij jou</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Je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he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is te vinden</text:p>
      <text:p text:style-name="P132">Online</text:p>
      <text:p text:style-name="Standard"><text:span text:style-name="T2">Informatie</text:span><text:span text:style-name="T91"> </text:span><text:span text:style-name="T2">over</text:span><text:span text:style-name="T91"> </text:span><text:span text:style-name="T2">d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text:span><text:span text:style-name="T91"> </text:span><text:span text:style-name="T2">d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d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Je</text:span><text:span text:style-name="T91"> </text:span><text:span text:style-name="T2">kunt</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via</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van</text:span><text:span text:style-name="T91"> </text:span><text:span text:style-name="T2">gratis</text:span><text:span text:style-name="T91"> </text:span><text:span text:style-name="T2">publicaties</text:span><text:span text:style-name="T91"> </text:span><text:span text:style-name="T2">kunnen</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 te 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je</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tot</text:span><text:span text:style-name="T62"> </text:span><text:span text:style-name="T2">juridische</text:span><text:span text:style-name="T62"> </text:span><text:span text:style-name="T2">informatie</text:span><text:span text:style-name="T62"> </text:span><text:span text:style-name="T2">van</text:span><text:span text:style-name="T91"> </text:span><text:span text:style-name="T2">de</text:span><text:span text:style-name="T62"> </text:span><text:span text:style-name="T2">EU,</text:span><text:span text:style-name="T62"> </text:span><text:span text:style-name="T2">met inbegrip van</text:span><text:span text:style-name="T62"> </text:span><text:span text:style-name="T2">alle</text:span><text:span text:style-name="T62"> </text:span><text:span text:style-name="T2">EU</text:span><text:span text:style-name="T62"> </text:span><text:span text:style-name="T2">wetgeving</text:span><text:span text:style-name="T91"> </text:span><text:span text:style-name="T2">sinds</text:span><text:span text:style-name="T62"> </text:span><text:span text:style-name="T2">1951</text:span><text:span text:style-name="T62"> </text:span><text:span text:style-name="T2">in</text:span><text:span text:style-name="T62"> </text:span><text:span text:style-name="T2">al</text:span><text:span text:style-name="T62"> </text:span><text:span text:style-name="T2">de</text:span><text:span text:style-name="T62"> </text:span><text:span text:style-name="T2">officiële</text:span><text:span text:style-name="T91"> </text:span><text:span text:style-name="T2">taal-</text:span><text:span text:style-name="T62"> </text:span><text:span text:style-name="T2">versies,</text:span><text:span text:style-name="T62"> </text:span><text:span text:style-name="T2">ga</text:span><text:span text:style-name="T62"> </text:span><text:span text:style-name="T2">naar</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tot</text:span><text:span text:style-name="T91"> </text:span><text:span text:style-name="T2">open</text:span><text:span text:style-name="T91"> </text:span><text:span text:style-name="T2">datasets</text:span><text:span text:style-name="T91"> </text:span><text:span text:style-name="T2">van</text:span><text:span text:style-name="T91"> </text:span><text:span text:style-name="T2">de</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unne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voor</text:span><text:span text:style-name="T91"> </text:span><text:span text:style-name="T2">zowel</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